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6.622cm" fo:min-width="8.262cm" fo:padding-top="0.177cm" fo:padding-bottom="0.177cm" fo:padding-left="0.302cm" fo:padding-right="0.302cm"/>
    </style:style>
    <style:style style:name="gr2" style:family="graphic" style:parent-style-name="standard">
      <style:graphic-properties draw:stroke="none" svg:stroke-color="#000000" draw:fill="none" draw:fill-color="#ffffff" fo:min-height="2.2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822cm" fo:min-width="1.471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716cm" fo:min-width="1.365cm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6.518cm" fo:min-width="19.612cm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color="#000000" draw:fill="none" draw:fill-color="#ffffff" fo:min-height="1.5cm"/>
    </style:style>
    <style:style style:name="gr8" style:family="graphic" style:parent-style-name="standard" style:list-style-name="L1">
      <style:graphic-properties draw:stroke="solid" svg:stroke-width="0.081cm" svg:stroke-color="#0000ff" draw:marker-start-width="0.442cm" draw:marker-end-width="0.442cm" draw:fill="none" draw:fill-color="#00ffff" draw:textarea-horizontal-align="justify" draw:textarea-vertical-align="middle" draw:auto-grow-height="false" fo:min-height="1.035cm" fo:min-width="8.121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ff" draw:marker-start-width="0.442cm" draw:marker-end-width="0.442cm" draw:fill="none" draw:fill-color="#00ffff" draw:textarea-horizontal-align="justify" draw:textarea-vertical-align="middle" draw:auto-grow-height="false" fo:min-height="0.037cm" fo:min-width="8.142cm" fo:padding-top="0.165cm" fo:padding-bottom="0.165cm" fo:padding-left="0.29cm" fo:padding-right="0.29cm"/>
    </style:style>
    <style:style style:name="gr10" style:family="graphic" style:parent-style-name="standard">
      <style:graphic-properties draw:stroke="solid" svg:stroke-width="0.081cm" svg:stroke-color="#0000ff" draw:marker-start-width="0.442cm" draw:marker-end-width="0.442cm" draw:fill="none" draw:fill-color="#00ffff" draw:textarea-horizontal-align="justify" draw:textarea-vertical-align="middle" draw:auto-grow-height="false" fo:min-height="0.831cm" fo:min-width="0.163cm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106cm" draw:marker-start-width="0.518cm" draw:marker-end="Arrow" draw:marker-end-width="0.618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style:paragraph-properties fo:text-align="center"/>
      <style:text-properties style:font-name="Liberation Sans" fo:font-size="18pt" fo:font-weight="bold" style:letter-kerning="true" style:font-name-asian="WenQuanYi Micro Hei" style:font-size-asian="18pt" style:font-weight-asian="bold" style:font-name-complex="Lohit Devanagari" style:font-size-complex="18pt" style:font-weight-complex="bold"/>
    </style:style>
    <style:style style:name="P7" style:family="paragraph">
      <loext:graphic-properties draw:fill="none" draw:fill-color="#00ffff"/>
      <style:paragraph-properties fo:text-align="center"/>
      <style:text-properties style:font-name="Liberation Sans" fo:font-size="18pt" fo:font-weight="bold" style:letter-kerning="true" style:font-name-asian="WenQuanYi Micro Hei" style:font-size-asian="18pt" style:font-weight-asian="bold" style:font-name-complex="Lohit Devanagari" style:font-size-complex="18pt" style:font-weight-complex="bold"/>
    </style:style>
    <style:style style:name="P8" style:family="paragraph">
      <loext:graphic-properties draw:fill="none" draw:fill-color="#00ffff"/>
      <style:paragraph-properties fo:text-align="center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762cm" svg:height="6.872cm" svg:x="2.337cm" svg:y="8.69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096cm" svg:height="2.453cm" svg:x="3.287cm" svg:y="8.783cm">
          <draw:text-box>
            <text:p text:style-name="P2"><text:span text:style-name="T1">Framework_A</text:span></text:p>
          </draw:text-box>
        </draw:frame>
        <draw:custom-shape draw:style-name="gr3" draw:text-style-name="P1" draw:layer="layout" svg:width="2.787cm" svg:height="1.516cm" svg:x="2.576cm" svg:y="10.778cm">
          <text:p text:style-name="P4"><text:span text:style-name="T2">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787cm" svg:height="1.516cm" svg:x="2.598cm" svg:y="13.291cm">
          <text:p text:style-name="P4"><text:span text:style-name="T2">A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787cm" svg:height="1.516cm" svg:x="7.514cm" svg:y="11.815cm">
          <text:p text:style-name="P4"><text:span text:style-name="T2">A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371cm" svg:y1="11.536cm" svg:x2="7.585cm" svg:y2="12.347cm">
          <text:p/>
        </draw:line>
        <draw:line draw:style-name="gr5" draw:text-style-name="P1" draw:layer="layout" svg:x1="5.411cm" svg:y1="13.958cm" svg:x2="7.501cm" svg:y2="12.898cm">
          <text:p/>
        </draw:line>
        <draw:custom-shape draw:style-name="gr6" draw:text-style-name="P1" draw:layer="layout" svg:width="20.216cm" svg:height="6.872cm" svg:x="11.737cm" svg:y="8.694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7.921cm" svg:height="1.75cm" svg:x="18.14cm" svg:y="8.674cm">
          <draw:text-box>
            <text:p text:style-name="P2"><text:span text:style-name="T1">Framework_B</text:span></text:p>
          </draw:text-box>
        </draw:frame>
        <draw:custom-shape draw:style-name="gr4" draw:text-style-name="P1" draw:layer="layout" svg:width="2.787cm" svg:height="1.516cm" svg:x="11.976cm" svg:y="10.778cm">
          <text:p text:style-name="P4"><text:span text:style-name="T2">B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787cm" svg:height="1.516cm" svg:x="11.998cm" svg:y="13.291cm">
          <text:p text:style-name="P4"><text:span text:style-name="T2">B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787cm" svg:height="1.516cm" svg:x="28.662cm" svg:y="11.844cm">
          <text:p text:style-name="P4"><text:span text:style-name="T2">B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4.771cm" svg:y1="11.536cm" svg:x2="16.985cm" svg:y2="12.347cm">
          <text:p/>
        </draw:line>
        <draw:line draw:style-name="gr5" draw:text-style-name="P1" draw:layer="layout" svg:x1="14.811cm" svg:y1="13.958cm" svg:x2="16.901cm" svg:y2="12.898cm">
          <text:p/>
        </draw:line>
        <draw:custom-shape draw:style-name="gr8" draw:text-style-name="P7" draw:layer="layout" svg:width="8.701cm" svg:height="1.365cm" svg:x="16.898cm" svg:y="12.08cm">
          <text:p text:style-name="P6"><text:span text:style-name="T3">ModuleA (Framework_A)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8.722cm" svg:height="0.367cm" draw:transform="skewX (1.04807021582259) translate (17.527cm 11.69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743cm" svg:height="1.161cm" draw:transform="skewX (0.566533875197359) rotate (0.565486677646163) translate (25.643cm 12.079cm)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6.009cm" svg:y1="12.594cm" svg:x2="28.681cm" svg:y2="12.5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3T15:52:45.004818635</meta:creation-date>
    <dc:date>2019-04-03T16:17:01.878520627</dc:date>
    <meta:editing-duration>PT24M15S</meta:editing-duration>
    <meta:editing-cycles>4</meta:editing-cycles>
    <meta:generator>LibreOffice/5.1.6.2$Linux_X86_64 LibreOffice_project/10m0$Build-2</meta:generator>
    <meta:document-statistic meta:object-count="18"/>
  </office:meta>
</office:document-meta>
</file>